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7cm" draw:marker-end-width="0.357cm" draw:fill="none" draw:textarea-horizontal-align="justify" draw:textarea-vertical-align="middle" draw:auto-grow-height="false" fo:min-height="2.925cm" fo:min-width="1.913cm" fo:padding-top="0.151cm" fo:padding-bottom="0.151cm" fo:padding-left="0.276cm" fo:padding-right="0.276cm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fo:min-height="0.385cm"/>
    </style:style>
    <style:style style:name="gr3" style:family="graphic" style:parent-style-name="standard">
      <style:graphic-properties svg:stroke-width="0.051cm" svg:stroke-color="#000000" draw:marker-start-width="0.357cm" draw:marker-end-width="0.357cm" draw:fill="none" draw:textarea-horizontal-align="justify" draw:textarea-vertical-align="middle" draw:auto-grow-height="false" fo:min-height="2.873cm" fo:min-width="1.861cm" fo:padding-top="0.151cm" fo:padding-bottom="0.151cm" fo:padding-left="0.276cm" fo:padding-right="0.276cm" draw:shadow-offset-x="0.203cm" draw:shadow-offset-y="0.203cm"/>
    </style:style>
    <style:style style:name="gr4" style:family="graphic" style:parent-style-name="standard">
      <style:graphic-properties draw:stroke="none" svg:stroke-color="#000000" draw:fill="none" draw:fill-color="#ffffff" fo:min-height="0.131cm"/>
    </style:style>
    <style:style style:name="gr5" style:family="graphic" style:parent-style-name="standard">
      <style:graphic-properties draw:stroke="none" svg:stroke-color="#000000" draw:fill="none" draw:fill-color="#ffffff" fo:min-height="1.401cm"/>
    </style:style>
    <style:style style:name="gr6" style:family="graphic" style:parent-style-name="standard">
      <style:graphic-properties svg:stroke-width="0.02cm" svg:stroke-color="#000000" draw:marker-start-width="0.26cm" draw:marker-end-width="0.26cm" draw:fill="none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258cm"/>
    </style:style>
    <style:style style:name="gr10" style:family="graphic" style:parent-style-name="standard">
      <style:graphic-properties draw:stroke="none" svg:stroke-color="#000000" draw:fill="none" draw:fill-color="#ffffff" fo:min-height="0.361cm"/>
    </style:style>
    <style:style style:name="gr11" style:family="graphic" style:parent-style-name="standard">
      <style:graphic-properties draw:stroke="none" draw:fill="none" fo:min-height="0.362cm"/>
    </style:style>
    <style:style style:name="gr12" style:family="graphic" style:parent-style-name="standard">
      <style:graphic-properties draw:stroke="none" draw:fill="none" fo:min-height="0.108cm"/>
    </style:style>
    <style:style style:name="gr13" style:family="graphic" style:parent-style-name="standard">
      <style:graphic-properties draw:stroke="none" draw:fill="none" fo:min-height="0.258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draw:fill="none" fo:min-height="1.081cm"/>
    </style:style>
    <style:style style:name="gr16" style:family="graphic" style:parent-style-name="standard">
      <style:graphic-properties draw:stroke="none" svg:stroke-color="#000000" draw:fill="none" draw:fill-color="#ffffff" fo:min-height="0.72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Courier New" fo:font-size="9pt" style:font-size-asian="9pt" style:font-size-complex="9pt"/>
    </style:style>
    <style:style style:name="P3" style:family="paragraph">
      <loext:graphic-properties draw:fill="none" draw:fill-color="#ffffff"/>
      <style:text-properties style:font-name="Courier New" fo:font-size="9pt" style:font-size-asian="9pt" style:font-size-complex="9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</style:style>
    <style:style style:name="T1" style:family="text">
      <style:text-properties style:font-name="Courier New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13cm" svg:height="3.175cm" svg:x="4.429cm" svg:y="3.66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905cm" svg:height="0.635cm" svg:x="4.683cm" svg:y="3.159cm">
          <draw:text-box>
            <text:p text:style-name="P2"><text:span text:style-name="T1">ENCODER</text:span></text:p>
          </draw:text-box>
        </draw:frame>
        <draw:custom-shape draw:style-name="gr3" draw:text-style-name="P1" draw:layer="layout" svg:width="2.413cm" svg:height="3.175cm" svg:x="10.525cm" svg:y="3.66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159cm" svg:height="0.611cm" svg:x="10.652cm" svg:y="3.159cm">
          <draw:text-box>
            <text:p text:style-name="P2"><text:span text:style-name="T1">REGISTER</text:span></text:p>
          </draw:text-box>
        </draw:frame>
        <draw:custom-shape draw:style-name="gr3" draw:text-style-name="P1" draw:layer="layout" svg:width="2.413cm" svg:height="3.175cm" svg:x="4.429cm" svg:y="9.001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159cm" svg:height="1.651cm" svg:x="4.556cm" svg:y="8.112cm">
          <draw:text-box>
            <text:p text:style-name="P2"><text:span text:style-name="T1">EDGE</text:span></text:p>
            <text:p text:style-name="P2"><text:span text:style-name="T1">DETECTOR</text:span></text:p>
          </draw:text-box>
        </draw:frame>
        <draw:custom-shape draw:style-name="gr3" draw:text-style-name="P1" draw:layer="layout" svg:width="2.413cm" svg:height="3.175cm" svg:x="20.685cm" svg:y="5.1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413cm" svg:height="0.611cm" svg:x="20.685cm" svg:y="4.683cm">
          <draw:text-box>
            <text:p text:style-name="P2"><text:span text:style-name="T1">COMPARATOR</text:span></text:p>
          </draw:text-box>
        </draw:frame>
        <draw:custom-shape draw:style-name="gr6" draw:text-style-name="P1" draw:layer="layout" svg:width="0.503cm" svg:height="0.381cm" draw:transform="rotate (-1.5707963267949) translate (4.81cm 11.541cm)">
          <text:p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503cm" svg:height="0.381cm" draw:transform="rotate (-1.5707963267949) translate (10.906cm 6.085cm)">
          <text:p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1" draw:layer="layout" svg:x1="2.397cm" svg:y1="5.064cm" svg:x2="4.432cm" svg:y2="5.064cm">
          <text:p/>
        </draw:line>
        <draw:line draw:style-name="gr8" draw:text-style-name="P1" draw:layer="layout" svg:x1="3.032cm" svg:y1="5.318cm" svg:x2="3.413cm" svg:y2="4.81cm">
          <text:p/>
        </draw:line>
        <draw:frame draw:style-name="gr4" draw:text-style-name="P4" draw:layer="layout" svg:width="0.508cm" svg:height="0.611cm" svg:x="2.905cm" svg:y="4.429cm">
          <draw:text-box>
            <text:p>4</text:p>
          </draw:text-box>
        </draw:frame>
        <draw:frame draw:style-name="gr4" draw:text-style-name="P4" draw:layer="layout" svg:width="2.032cm" svg:height="0.611cm" svg:x="4.302cm" svg:y="4.81cm">
          <draw:text-box>
            <text:p>input</text:p>
          </draw:text-box>
        </draw:frame>
        <draw:line draw:style-name="gr7" draw:text-style-name="P1" draw:layer="layout" svg:x1="6.842cm" svg:y1="4.556cm" svg:x2="10.525cm" svg:y2="4.556cm">
          <text:p/>
        </draw:line>
        <draw:line draw:style-name="gr7" draw:text-style-name="P1" draw:layer="layout" svg:x1="6.842cm" svg:y1="5.318cm" svg:x2="10.525cm" svg:y2="5.318cm">
          <text:p/>
        </draw:line>
        <draw:frame draw:style-name="gr9" draw:text-style-name="P4" draw:layer="layout" svg:width="1.27cm" svg:height="0.611cm" svg:x="7.858cm" svg:y="4.048cm">
          <draw:text-box>
            <text:p>PCOD</text:p>
          </draw:text-box>
        </draw:frame>
        <draw:frame draw:style-name="gr10" draw:text-style-name="P4" draw:layer="layout" svg:width="2.032cm" svg:height="0.611cm" svg:x="5.445cm" svg:y="4.302cm">
          <draw:text-box>
            <text:p>output</text:p>
          </draw:text-box>
        </draw:frame>
        <draw:frame draw:style-name="gr10" draw:text-style-name="P4" draw:layer="layout" svg:width="1.905cm" svg:height="0.611cm" draw:transform="rotate (0.000872664625997165) translate (10.398cm 4.304cm)">
          <draw:text-box>
            <text:p>input</text:p>
          </draw:text-box>
        </draw:frame>
        <draw:frame draw:style-name="gr9" draw:text-style-name="P4" draw:layer="layout" svg:width="2.032cm" svg:height="0.611cm" svg:x="7.655cm" svg:y="4.878cm">
          <draw:text-box>
            <text:p>PRESSED</text:p>
          </draw:text-box>
        </draw:frame>
        <draw:frame draw:style-name="gr9" draw:text-style-name="P4" draw:layer="layout" svg:width="2.032cm" svg:height="0.611cm" svg:x="5.953cm" svg:y="5.064cm">
          <draw:text-box>
            <text:p>act</text:p>
          </draw:text-box>
        </draw:frame>
        <draw:frame draw:style-name="gr11" draw:text-style-name="P5" draw:layer="layout" svg:width="0.693cm" svg:height="0.612cm" svg:x="1.889cm" svg:y="4.452cm">
          <draw:text-box>
            <text:p>B</text:p>
          </draw:text-box>
        </draw:frame>
        <draw:frame draw:style-name="gr12" draw:text-style-name="P5" draw:layer="layout" svg:width="1.905cm" svg:height="0.611cm" svg:x="11.033cm" svg:y="6.334cm">
          <draw:text-box>
            <text:p>RESET</text:p>
          </draw:text-box>
        </draw:frame>
        <draw:frame draw:style-name="gr13" draw:text-style-name="P5" draw:layer="layout" svg:width="2.032cm" svg:height="0.611cm" svg:x="10.398cm" svg:y="5.064cm">
          <draw:text-box>
            <text:p>enable</text:p>
          </draw:text-box>
        </draw:frame>
        <draw:frame draw:style-name="gr9" draw:text-style-name="P4" draw:layer="layout" svg:width="1.651cm" svg:height="0.611cm" svg:x="11.541cm" svg:y="4.683cm">
          <draw:text-box>
            <text:p>output</text:p>
          </draw:text-box>
        </draw:frame>
        <draw:g>
          <draw:custom-shape draw:style-name="gr3" draw:text-style-name="P1" draw:layer="layout" svg:width="2.413cm" svg:height="3.175cm" svg:x="14.97cm" svg:y="9.00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2.159cm" svg:height="0.611cm" svg:x="15.097cm" svg:y="8.493cm">
            <draw:text-box>
              <text:p text:style-name="P2"><text:span text:style-name="T1">REGISTER</text:span></text:p>
            </draw:text-box>
          </draw:frame>
          <draw:custom-shape draw:style-name="gr6" draw:text-style-name="P1" draw:layer="layout" svg:width="0.503cm" svg:height="0.381cm" draw:transform="rotate (-1.5707963267949) translate (15.351cm 11.419cm)">
            <text:p/>
  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0" draw:text-style-name="P4" draw:layer="layout" svg:width="1.905cm" svg:height="0.611cm" draw:transform="rotate (0.000872664625997165) translate (14.843cm 9.638cm)">
            <draw:text-box>
              <text:p>input</text:p>
            </draw:text-box>
          </draw:frame>
          <draw:frame draw:style-name="gr12" draw:text-style-name="P5" draw:layer="layout" svg:width="1.905cm" svg:height="0.611cm" svg:x="15.478cm" svg:y="11.668cm">
            <draw:text-box>
              <text:p>RESET</text:p>
            </draw:text-box>
          </draw:frame>
          <draw:frame draw:style-name="gr13" draw:text-style-name="P5" draw:layer="layout" svg:width="2.032cm" svg:height="0.611cm" svg:x="14.843cm" svg:y="10.398cm">
            <draw:text-box>
              <text:p>enable</text:p>
            </draw:text-box>
          </draw:frame>
          <draw:frame draw:style-name="gr9" draw:text-style-name="P4" draw:layer="layout" svg:width="1.651cm" svg:height="0.611cm" svg:x="15.986cm" svg:y="10.017cm">
            <draw:text-box>
              <text:p>output</text:p>
            </draw:text-box>
          </draw:frame>
        </draw:g>
        <draw:line draw:style-name="gr8" draw:text-style-name="P1" draw:layer="layout" svg:x1="14.433cm" svg:y1="5.437cm" svg:x2="14.814cm" svg:y2="4.929cm">
          <text:p/>
        </draw:line>
        <draw:frame draw:style-name="gr4" draw:text-style-name="P4" draw:layer="layout" svg:width="0.508cm" svg:height="0.611cm" svg:x="14.221cm" svg:y="4.642cm">
          <draw:text-box>
            <text:p>2</text:p>
          </draw:text-box>
        </draw:frame>
        <draw:frame draw:style-name="gr11" draw:text-style-name="P5" draw:layer="layout" svg:width="4.061cm" svg:height="0.612cm" svg:x="15.569cm" svg:y="4.666cm">
          <draw:text-box>
            <text:p>TARGET</text:p>
          </draw:text-box>
        </draw:frame>
        <draw:line draw:style-name="gr8" draw:text-style-name="P1" draw:layer="layout" svg:x1="12.947cm" svg:y1="5.138cm" svg:x2="16.899cm" svg:y2="5.138cm">
          <text:p/>
        </draw:line>
        <draw:line draw:style-name="gr8" draw:text-style-name="P1" draw:layer="layout" svg:x1="16.882cm" svg:y1="5.13cm" svg:x2="16.882cm" svg:y2="5.958cm">
          <text:p/>
        </draw:line>
        <draw:line draw:style-name="gr14" draw:text-style-name="P1" draw:layer="layout" svg:x1="16.882cm" svg:y1="5.13cm" svg:x2="16.882cm" svg:y2="5.958cm">
          <text:p/>
        </draw:line>
        <draw:line draw:style-name="gr7" draw:text-style-name="P1" draw:layer="layout" svg:x1="16.873cm" svg:y1="5.949cm" svg:x2="20.672cm" svg:y2="5.949cm">
          <text:p/>
        </draw:line>
        <draw:frame draw:style-name="gr10" draw:text-style-name="P4" draw:layer="layout" svg:width="1.905cm" svg:height="0.611cm" draw:transform="rotate (0.000872664625997165) translate (20.583cm 5.664cm)">
          <draw:text-box>
            <text:p>target</text:p>
          </draw:text-box>
        </draw:frame>
        <draw:frame draw:style-name="gr10" draw:text-style-name="P4" draw:layer="layout" svg:width="1.905cm" svg:height="0.611cm" draw:transform="rotate (0.000872664625997165) translate (20.549cm 7.131cm)">
          <draw:text-box>
            <text:p>floor</text:p>
          </draw:text-box>
        </draw:frame>
        <draw:line draw:style-name="gr7" draw:text-style-name="P1" draw:layer="layout" svg:x1="18.665cm" svg:y1="7.44cm" svg:x2="20.675cm" svg:y2="7.44cm">
          <text:p/>
        </draw:line>
        <draw:line draw:style-name="gr8" draw:text-style-name="P1" draw:layer="layout" svg:x1="18.686cm" svg:y1="7.427cm" svg:x2="18.686cm" svg:y2="10.319cm">
          <text:p/>
        </draw:line>
        <draw:line draw:style-name="gr8" draw:text-style-name="P1" draw:layer="layout" svg:x1="17.408cm" svg:y1="10.322cm" svg:x2="18.689cm" svg:y2="10.322cm">
          <text:p/>
        </draw:line>
        <draw:custom-shape draw:style-name="gr3" draw:text-style-name="P1" draw:layer="layout" svg:width="2.413cm" svg:height="3.175cm" svg:x="9.188cm" svg:y="9.00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159cm" svg:height="0.611cm" svg:x="9.315cm" svg:y="8.493cm">
          <draw:text-box>
            <text:p text:style-name="P2"><text:span text:style-name="T1">COUNTER</text:span></text:p>
          </draw:text-box>
        </draw:frame>
        <draw:custom-shape draw:style-name="gr6" draw:text-style-name="P1" draw:layer="layout" svg:width="0.503cm" svg:height="0.381cm" draw:transform="rotate (-1.5707963267949) translate (9.569cm 11.419cm)">
          <text:p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4" draw:layer="layout" svg:width="1.905cm" svg:height="0.611cm" draw:transform="rotate (0.000872664625997165) translate (8.963cm 9.653cm)">
          <draw:text-box>
            <text:p>sensor</text:p>
          </draw:text-box>
        </draw:frame>
        <draw:frame draw:style-name="gr12" draw:text-style-name="P5" draw:layer="layout" svg:width="1.905cm" svg:height="0.611cm" svg:x="9.678cm" svg:y="11.687cm">
          <draw:text-box>
            <text:p>RESET</text:p>
          </draw:text-box>
        </draw:frame>
        <draw:frame draw:style-name="gr13" draw:text-style-name="P5" draw:layer="layout" svg:width="2.032cm" svg:height="0.611cm" svg:x="8.982cm" svg:y="10.972cm">
          <draw:text-box>
            <text:p>enable</text:p>
          </draw:text-box>
        </draw:frame>
        <draw:frame draw:style-name="gr9" draw:text-style-name="P4" draw:layer="layout" svg:width="1.651cm" svg:height="0.611cm" svg:x="10.196cm" svg:y="9.646cm">
          <draw:text-box>
            <text:p>output</text:p>
          </draw:text-box>
        </draw:frame>
        <draw:line draw:style-name="gr7" draw:text-style-name="P1" draw:layer="layout" svg:x1="13.954cm" svg:y1="10.779cm" svg:x2="14.97cm" svg:y2="10.779cm">
          <text:p/>
        </draw:line>
        <draw:line draw:style-name="gr7" draw:text-style-name="P1" draw:layer="layout" svg:x1="11.604cm" svg:y1="10.017cm" svg:x2="14.955cm" svg:y2="10.017cm">
          <text:p/>
        </draw:line>
        <draw:line draw:style-name="gr14" draw:text-style-name="P1" draw:layer="layout" svg:x1="16.882cm" svg:y1="5.13cm" svg:x2="16.882cm" svg:y2="5.958cm">
          <text:p/>
        </draw:line>
        <draw:line draw:style-name="gr7" draw:text-style-name="P1" draw:layer="layout" svg:x1="6.841cm" svg:y1="9.951cm" svg:x2="9.162cm" svg:y2="9.951cm">
          <text:p/>
        </draw:line>
        <draw:frame draw:style-name="gr10" draw:text-style-name="P4" draw:layer="layout" svg:width="2.032cm" svg:height="0.611cm" svg:x="5.444cm" svg:y="9.576cm">
          <draw:text-box>
            <text:p>output</text:p>
          </draw:text-box>
        </draw:frame>
        <draw:frame draw:style-name="gr4" draw:text-style-name="P4" draw:layer="layout" svg:width="2.032cm" svg:height="0.611cm" svg:x="4.208cm" svg:y="9.565cm">
          <draw:text-box>
            <text:p>input</text:p>
          </draw:text-box>
        </draw:frame>
        <draw:line draw:style-name="gr7" draw:text-style-name="P1" draw:layer="layout" svg:x1="2.409cm" svg:y1="9.913cm" svg:x2="4.404cm" svg:y2="9.913cm">
          <text:p/>
        </draw:line>
        <draw:frame draw:style-name="gr11" draw:text-style-name="P5" draw:layer="layout" svg:width="0.693cm" svg:height="0.612cm" svg:x="1.947cm" svg:y="9.394cm">
          <draw:text-box>
            <text:p>S</text:p>
          </draw:text-box>
        </draw:frame>
        <draw:line draw:style-name="gr7" draw:text-style-name="P1" draw:layer="layout" svg:x1="8.168cm" svg:y1="11.304cm" svg:x2="9.184cm" svg:y2="11.304cm">
          <text:p/>
        </draw:line>
        <draw:line draw:style-name="gr8" draw:text-style-name="P1" draw:layer="layout" svg:x1="11.603cm" svg:y1="10.737cm" svg:x2="12.213cm" svg:y2="10.737cm">
          <text:p/>
        </draw:line>
        <draw:frame draw:style-name="gr15" draw:text-style-name="P5" draw:layer="layout" svg:width="1.8cm" svg:height="1.331cm" svg:x="10.134cm" svg:y="10.24cm">
          <draw:text-box>
            <text:p>carry_</text:p>
            <text:p>out</text:p>
          </draw:text-box>
        </draw:frame>
        <draw:line draw:style-name="gr8" draw:text-style-name="P1" draw:layer="layout" svg:x1="17.884cm" svg:y1="10.532cm" svg:x2="18.265cm" svg:y2="10.024cm">
          <text:p/>
        </draw:line>
        <draw:frame draw:style-name="gr4" draw:text-style-name="P4" draw:layer="layout" svg:width="0.508cm" svg:height="0.611cm" svg:x="17.672cm" svg:y="9.737cm">
          <draw:text-box>
            <text:p>2</text:p>
          </draw:text-box>
        </draw:frame>
        <draw:frame draw:style-name="gr11" draw:text-style-name="P5" draw:layer="layout" svg:width="4.061cm" svg:height="0.612cm" svg:x="18.481cm" svg:y="8.937cm">
          <draw:text-box>
            <text:p>FLOOR</text:p>
          </draw:text-box>
        </draw:frame>
        <draw:frame draw:style-name="gr16" draw:text-style-name="P4" draw:layer="layout" svg:width="2.532cm" svg:height="0.971cm" svg:x="6.766cm" svg:y="9.395cm">
          <draw:text-box>
            <text:p>FLOOR_PASS</text:p>
          </draw:text-box>
        </draw:frame>
        <draw:frame draw:style-name="gr13" draw:text-style-name="P5" draw:layer="layout" svg:width="2.032cm" svg:height="0.611cm" svg:x="9cm" svg:y="10.35cm">
          <draw:text-box>
            <text:p>sense</text:p>
          </draw:text-box>
        </draw:frame>
        <draw:line draw:style-name="gr7" draw:text-style-name="P1" draw:layer="layout" svg:x1="7.646cm" svg:y1="10.655cm" svg:x2="9.173cm" svg:y2="10.655cm">
          <text:p/>
        </draw:line>
        <draw:line draw:style-name="gr8" draw:text-style-name="P1" draw:layer="layout" svg:x1="7.651cm" svg:y1="10.639cm" svg:x2="7.652cm" svg:y2="14.246cm">
          <text:p/>
        </draw:line>
        <draw:line draw:style-name="gr8" draw:text-style-name="P1" draw:layer="layout" svg:x1="7.649cm" svg:y1="14.232cm" svg:x2="24.773cm" svg:y2="14.232cm">
          <text:p/>
        </draw:line>
        <draw:line draw:style-name="gr7" draw:text-style-name="P1" draw:layer="layout" svg:x1="24.759cm" svg:y1="7.398cm" svg:x2="23.102cm" svg:y2="7.398cm">
          <text:p/>
        </draw:line>
        <draw:line draw:style-name="gr8" draw:text-style-name="P1" draw:layer="layout" svg:x1="24.731cm" svg:y1="7.381cm" svg:x2="24.759cm" svg:y2="14.204cm">
          <text:p/>
        </draw:line>
        <draw:line draw:style-name="gr8" draw:text-style-name="P1" draw:layer="layout" svg:x1="13.34cm" svg:y1="9.734cm" svg:x2="12.951cm" svg:y2="10.249cm">
          <text:p/>
        </draw:line>
        <draw:frame draw:style-name="gr4" draw:text-style-name="P4" draw:layer="layout" svg:width="0.508cm" svg:height="0.611cm" svg:x="12.742cm" svg:y="9.404cm">
          <draw:text-box>
            <text:p>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4cm" svg:stroke-color="#000000" draw:marker-start-width="0.26cm" draw:marker-start-center="false" draw:marker-end-width="0.2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urier New1" fo:font-family="'Courier New'" style:font-style-name="Regular" style:font-family-generic="modern" style:font-pitch="fixed" fo:font-size="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marker-end-width="0.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font-size="9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2.1$Windows_X86_64 LibreOffice_project/65905a128db06ba48db947242809d14d3f9a93fe</meta:generator>
    <dc:date>2018-10-15T00:01:53.355000000</dc:date>
    <meta:editing-duration>PT2H43M41S</meta:editing-duration>
    <meta:editing-cycles>3</meta:editing-cycles>
    <meta:document-statistic meta:object-count="75"/>
  </office:meta>
</office:document-meta>
</file>